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" svg:font-family="'Lohit Hindi'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Decisionseps" style:family="table">
      <style:table-properties style:width="16.002cm" table:align="margins" style:writing-mode="lr-tb"/>
    </style:style>
    <style:style style:name="Decisionseps.A" style:family="table-column">
      <style:table-column-properties style:column-width="4.001cm" style:rel-column-width="16383*"/>
    </style:style>
    <style:style style:name="Decisionseps.C" style:family="table-column">
      <style:table-column-properties style:column-width="4.001cm" style:rel-column-width="16384*"/>
    </style:style>
    <style:style style:name="Decisionseps.D" style:family="table-column">
      <style:table-column-properties style:column-width="4.001cm" style:rel-column-width="16385*"/>
    </style:style>
    <style:style style:name="Decisionsep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Decisionseps.D1" style:family="table-cell">
      <style:table-cell-properties fo:padding="0.097cm" fo:border="0.002cm solid #000000"/>
    </style:style>
    <style:style style:name="Decisionseps.A2" style:family="table-cell">
      <style:table-cell-properties fo:padding="0.097cm" fo:border-left="0.002cm solid #000000" fo:border-right="none" fo:border-top="none" fo:border-bottom="0.002cm solid #000000"/>
    </style:style>
    <style:style style:name="Decisionseps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fo:text-align="justify" style:justify-single-word="false" style:writing-mode="lr-tb"/>
      <style:text-properties fo:font-weight="bold" style:font-weight-complex="bold"/>
    </style:style>
    <style:style style:name="P3" style:family="paragraph" style:parent-style-name="Standard">
      <style:paragraph-properties fo:text-align="justify" style:justify-single-word="false" style:writing-mode="lr-tb"/>
      <style:text-properties fo:font-size="11pt" style:font-size-complex="11pt"/>
    </style:style>
    <style:style style:name="P4" style:family="paragraph" style:parent-style-name="Standard">
      <style:paragraph-properties fo:text-align="justify" style:justify-single-word="false" style:writing-mode="lr-tb"/>
      <style:text-properties fo:font-size="11pt" style:text-underline-style="solid" style:text-underline-width="auto" style:text-underline-color="font-color" fo:font-weight="bold" style:font-size-complex="11pt" style:font-weight-complex="bold"/>
    </style:style>
    <style:style style:name="P5" style:family="paragraph" style:parent-style-name="Standard">
      <style:paragraph-properties fo:text-align="justify" style:justify-single-word="false" style:writing-mode="lr-tb"/>
    </style:style>
    <style:style style:name="P6" style:family="paragraph" style:parent-style-name="heading_20_4">
      <style:paragraph-properties style:writing-mode="lr-tb"/>
    </style:style>
    <style:style style:name="P7" style:family="paragraph" style:parent-style-name="heading_20_8">
      <style:paragraph-properties style:writing-mode="lr-tb">
        <style:tab-stops>
          <style:tab-stop style:position="8.502cm"/>
        </style:tab-stops>
      </style:paragraph-properties>
      <style:text-properties style:font-name="Times New Roman" fo:font-size="11pt" style:font-name-asian="Times New Roman" style:font-name-complex="Times New Roman" style:font-size-complex="11pt"/>
    </style:style>
    <style:style style:name="P8" style:family="paragraph" style:parent-style-name="heading_20_8">
      <style:paragraph-properties style:writing-mode="lr-tb">
        <style:tab-stops>
          <style:tab-stop style:position="8.502cm"/>
        </style:tab-stops>
      </style:paragraph-properties>
      <style:text-properties style:font-name="Times New Roman" style:font-name-asian="Times New Roman" style:font-name-complex="Times New Roman"/>
    </style:style>
    <style:style style:name="P9" style:family="paragraph" style:parent-style-name="header">
      <style:paragraph-properties style:writing-mode="lr-tb"/>
    </style:style>
    <style:style style:name="P10" style:family="paragraph" style:parent-style-name="header">
      <style:paragraph-properties style:writing-mode="lr-tb">
        <style:tab-stops>
          <style:tab-stop style:position="9.502cm"/>
          <style:tab-stop style:position="16.002cm" style:type="right"/>
        </style:tab-stops>
      </style:paragraph-properties>
      <style:text-properties fo:font-size="11pt" fo:font-weight="bold" style:font-size-complex="11pt" style:font-weight-complex="bold"/>
    </style:style>
    <style:style style:name="P11" style:family="paragraph" style:parent-style-name="header">
      <style:paragraph-properties style:writing-mode="lr-tb">
        <style:tab-stops>
          <style:tab-stop style:position="9.843cm"/>
          <style:tab-stop style:position="16.002cm" style:type="right"/>
        </style:tab-stops>
      </style:paragraph-properties>
      <style:text-properties fo:font-size="11pt" fo:font-weight="bold" style:font-size-complex="11pt" style:font-weight-complex="bold"/>
    </style:style>
    <style:style style:name="P12" style:family="paragraph" style:parent-style-name="header">
      <style:paragraph-properties style:writing-mode="lr-tb">
        <style:tab-stops>
          <style:tab-stop style:position="9.502cm"/>
          <style:tab-stop style:position="16.002cm" style:type="right"/>
        </style:tab-stops>
      </style:paragraph-properties>
      <style:text-properties fo:font-size="8pt" fo:font-weight="bold" style:font-size-complex="8pt" style:font-weight-complex="bold"/>
    </style:style>
    <style:style style:name="P13" style:family="paragraph" style:parent-style-name="header">
      <style:paragraph-properties style:writing-mode="lr-tb">
        <style:tab-stops>
          <style:tab-stop style:position="10.16cm"/>
          <style:tab-stop style:position="16.002cm" style:type="right"/>
        </style:tab-stops>
      </style:paragraph-properties>
    </style:style>
    <style:style style:name="P14" style:family="paragraph" style:parent-style-name="WW-header">
      <style:paragraph-properties fo:text-align="justify" style:justify-single-word="false" style:writing-mode="lr-tb">
        <style:tab-stops>
          <style:tab-stop style:position="1.905cm"/>
          <style:tab-stop style:position="9.472cm" style:type="center"/>
          <style:tab-stop style:position="16.002cm" style:type="right"/>
        </style:tab-stops>
      </style:paragraph-properties>
    </style:style>
    <style:style style:name="P15" style:family="paragraph" style:parent-style-name="Standard">
      <style:paragraph-properties fo:margin-left="0cm" fo:margin-right="0cm" fo:text-align="justify" style:justify-single-word="false" fo:text-indent="1.249cm" style:auto-text-indent="false" style:writing-mode="lr-tb"/>
    </style:style>
    <style:style style:name="P16" style:family="paragraph" style:parent-style-name="Standard">
      <style:paragraph-properties fo:margin-left="0cm" fo:margin-right="0cm" fo:text-align="justify" style:justify-single-word="false" fo:text-indent="1.249cm" style:auto-text-indent="false" style:writing-mode="lr-tb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justify" style:justify-single-word="false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</style:style>
    <style:style style:name="P19" style:family="paragraph" style:parent-style-name="Standard">
      <style:paragraph-properties fo:margin-left="0.064cm" fo:margin-right="0cm" fo:text-align="justify" style:justify-single-word="false" fo:text-indent="-0.025cm" style:auto-text-indent="false" style:writing-mode="lr-tb">
        <style:tab-stops>
          <style:tab-stop style:position="-3.501cm"/>
          <style:tab-stop style:position="0cm"/>
        </style:tab-stops>
      </style:paragraph-properties>
      <style:text-properties officeooo:paragraph-rsid="002113bf"/>
    </style:style>
    <style:style style:name="P20" style:family="paragraph" style:parent-style-name="Table_20_Heading">
      <style:text-properties officeooo:rsid="0013cf94" officeooo:paragraph-rsid="0013cf94"/>
    </style:style>
    <style:style style:name="P21" style:family="paragraph" style:parent-style-name="Table_20_Heading">
      <style:text-properties officeooo:rsid="00296212" officeooo:paragraph-rsid="00296212"/>
    </style:style>
    <style:style style:name="P22" style:family="paragraph" style:parent-style-name="Table_20_Heading">
      <style:text-properties officeooo:rsid="002b2033" officeooo:paragraph-rsid="002b2033"/>
    </style:style>
    <style:style style:name="P23" style:family="paragraph" style:parent-style-name="Standard">
      <style:paragraph-properties fo:margin-left="0cm" fo:margin-right="0cm" fo:text-align="justify" style:justify-single-word="false" fo:text-indent="1.244cm" style:auto-text-indent="false" style:writing-mode="lr-tb"/>
      <style:text-properties fo:font-weight="bold" style:font-weight-complex="bold"/>
    </style:style>
    <style:style style:name="P24" style:family="paragraph" style:parent-style-name="Standard">
      <style:paragraph-properties fo:margin-left="7.493cm" fo:margin-right="0cm" fo:text-indent="1.249cm" style:auto-text-indent="false" style:writing-mode="lr-tb"/>
    </style:style>
    <style:style style:name="P25" style:family="paragraph" style:parent-style-name="Text_20_body_20_indent">
      <style:paragraph-properties fo:margin-left="0.025cm" fo:margin-right="0cm" fo:text-align="start" style:justify-single-word="false" fo:text-indent="0cm" style:auto-text-indent="false" style:writing-mode="lr-tb">
        <style:tab-stops>
          <style:tab-stop style:position="-9.843cm"/>
          <style:tab-stop style:position="-8.89cm"/>
          <style:tab-stop style:position="0cm"/>
        </style:tab-stops>
      </style:paragraph-properties>
      <style:text-properties fo:font-size="11pt" fo:font-weight="bold" style:font-size-complex="11pt" style:font-weight-complex="bold"/>
    </style:style>
    <style:style style:name="P26" style:family="paragraph" style:parent-style-name="header" style:master-page-name="Standard">
      <style:paragraph-properties style:page-number="auto" style:writing-mode="lr-tb"/>
      <style:text-properties fo:font-size="12pt" fo:font-weight="bold"/>
    </style:style>
    <style:style style:name="T1" style:family="text">
      <style:text-properties fo:font-size="11pt" style:font-size-complex="11pt"/>
    </style:style>
    <style:style style:name="T2" style:family="text">
      <style:text-properties officeooo:rsid="002113bf"/>
    </style:style>
    <style:style style:name="T3" style:family="text">
      <style:text-properties officeooo:rsid="0027469b"/>
    </style:style>
    <style:style style:name="T4" style:family="text">
      <style:text-properties officeooo:rsid="002ec338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nonrespectsanctionep93_decisionnonrespectsanctionep93_0_decision"/>
        <text:user-field-decl office:value-type="string" office:string-value="" text:name="saisineepreorientsr93_nvsrepreorientsr93_0_decision"/>
        <text:user-field-decl office:value-type="string" office:string-value="" text:name="membreep_qual"/>
        <text:user-field-decl office:value-type="string" office:string-value="" text:name="membreep_nom"/>
        <text:user-field-decl office:value-type="string" office:string-value="" text:name="membreep_prenom"/>
        <text:user-field-decl office:value-type="string" office:string-value="" text:name="membreep_fonctionmembreep_name"/>
        <text:user-field-decl office:value-type="string" office:string-value="" text:name="decisionnonrespectsanctionep93_decision"/>
        <text:user-field-decl office:value-type="string" office:string-value="" text:name="nvsrepreorientsr93_decision"/>
        <text:user-field-decl office:value-type="float" office:value="0" text:name="seanceep_dateseance"/>
        <text:user-field-decl office:value-type="string" office:string-value="" text:name="dossierep_themeep"/>
        <text:user-field-decl office:value-type="string" office:string-value="" text:name="decisionreorientationep93_decision"/>
        <text:user-field-decl office:value-type="float" office:value="0" text:name="adresse_codepos"/>
        <text:user-field-decl office:value-type="float" office:value="0" text:name="commissionep_dateseance"/>
        <text:user-field-decl office:value-type="string" office:string-value="" text:name="nonrespectsanctionep93_decision"/>
        <text:user-field-decl office:value-type="string" office:string-value="" text:name="commissionep_dateseance_time"/>
        <text:user-field-decl office:value-type="string" office:string-value="" text:name="ep_identifiant"/>
        <text:user-field-decl office:value-type="string" office:string-value="" text:name="commissionep_lieuseance"/>
        <text:user-field-decl office:value-type="string" office:string-value="" text:name="decisionnonorientationproep93_decision"/>
        <text:user-field-decl office:value-type="string" office:string-value="" text:name="decisionsignalementep93_decision"/>
        <text:user-field-decl office:value-type="string" office:string-value="" text:name="decisioncontratcomplexeep93_decision"/>
        <text:user-field-decl office:value-type="string" office:string-value="" text:name="adresse_locaadr"/>
      </text:user-field-decls>
      <text:p text:style-name="P26"><text:user-field-get text:name="structurereferente_lib_struc"/></text:p>
      <text:p text:style-name="P9"><text:user-field-get text:name="structurereferente_num_voie"/> <text:user-field-get text:name="structurereferente_type_voie"/> <text:user-field-get text:name="structurereferente_nom_voie"/></text:p>
      <text:p text:style-name="P9"><text:user-field-get text:name="structurereferente_code_postal"/> <text:user-field-get text:name="structurereferente_ville"/></text:p>
      <text:p text:style-name="P9"/>
      <text:p text:style-name="P9"/>
      <text:p text:style-name="P9"/>
      <text:p text:style-name="P24"><text:span text:style-name="T3">L</text:span>e <text:date style:data-style-name="N76" text:date-value="2011-05-18T18:06:36.99">18 mai 2011</text:date></text:p>
      <text:p text:style-name="P12"/>
      <text:p text:style-name="P10"/>
      <text:h text:style-name="P7" text:outline-level="8"/>
      <text:h text:style-name="P8" text:outline-level="8"><text:tab/><text:tab/><text:tab/><text:tab/><text:tab/> <text:s/><text:tab/> <text:s/></text:h>
      <text:h text:style-name="P6" text:outline-level="4"><text:span text:style-name="T1"><text:tab/></text:span>PROCES VERBAL DE SEANCE DU <text:user-field-get style:data-style-name="N38" text:name="commissionep_dateseance">samedi 30 décembre 1899</text:user-field-get></text:h>
      <text:p text:style-name="P11"><text:s/></text:p>
      <text:p text:style-name="P11"/>
      <text:p text:style-name="P13"/>
      <text:p text:style-name="P25"/>
      <text:p text:style-name="P2"/>
      <text:p text:style-name="P15">Le <text:user-field-get style:data-style-name="N76" text:name="commissionep_dateseance">30 décembre 1899</text:user-field-get>, à <text:user-field-get text:name="commissionep_dateseance_time"/>, l'<text:span text:style-name="T4">é</text:span>quipe <text:span text:style-name="T4">p</text:span>luridisciplinaire <text:user-field-get text:name="ep_identifiant"/> s’est réunie à <text:user-field-get text:name="commissionep_lieuseance"/>, en vue de procéder selon l’ordre du jour, à l’examen des dossiers pour lesquels elle a été saisie en application des articles L.262-37, L.262-52 et L.262-53 et L.262-8 du Code de l'Action Sociale et des Familles.</text:p>
      <text:p text:style-name="P3"/>
      <text:p text:style-name="P1"/>
      <text:p text:style-name="P1"/>
      <text:p text:style-name="P16"><text:s/>Etaient présentes, </text:p>
      <text:section text:style-name="Sect1" text:name="Presences_present">
        <text:p text:style-name="P18"><text:span text:style-name="T2">- </text:span><text:user-field-get text:name="membreep_qual"/> <text:user-field-get text:name="membreep_nom"/> <text:user-field-get text:name="membreep_prenom"/>, <text:user-field-get text:name="membreep_fonctionmembreep_name"/></text:p>
      </text:section>
      <text:p text:style-name="P18"/>
      <text:p text:style-name="P23">Etait excusée,</text:p>
      <text:section text:style-name="Sect1" text:name="Presences_excuse">
        <text:p text:style-name="P19"><text:span text:style-name="T2">- </text:span><text:span text:style-name="T2"><text:user-field-get text:name="membreep_qual"/></text:span><text:span text:style-name="T2"> </text:span><text:span text:style-name="T2"><text:user-field-get text:name="membreep_nom"/></text:span><text:span text:style-name="T2"> </text:span><text:span text:style-name="T2"><text:user-field-get text:name="membreep_prenom"/></text:span><text:span text:style-name="T2">, </text:span><text:span text:style-name="T2"><text:user-field-get text:name="membreep_fonctionmembreep_name"/></text:span></text:p>
      </text:section>
      <text:p text:style-name="P1"/>
      <text:p text:style-name="P5">LES PROPOSITIONS SONT LES SUIVANTES :</text:p>
      <text:p text:style-name="P4"/>
      <table:table table:name="Decisionseps" table:style-name="Decisionseps">
        <table:table-column table:style-name="Decisionseps.A" table:number-columns-repeated="2"/>
        <table:table-column table:style-name="Decisionseps.C"/>
        <table:table-column table:style-name="Decisionseps.D"/>
        <table:table-header-rows>
          <table:table-row>
            <table:table-cell table:style-name="Decisionseps.A1" office:value-type="string">
              <text:p text:style-name="P20">Nom</text:p>
            </table:table-cell>
            <table:table-cell table:style-name="Decisionseps.A1" office:value-type="string">
              <text:p text:style-name="P22">Commune</text:p>
            </table:table-cell>
            <table:table-cell table:style-name="Decisionseps.A1" office:value-type="string">
              <text:p text:style-name="P21">Thématique</text:p>
            </table:table-cell>
            <table:table-cell table:style-name="Decisionseps.D1" office:value-type="string">
              <text:p text:style-name="P20">Avis</text:p>
            </table:table-cell>
          </table:table-row>
        </table:table-header-rows>
        <table:table-row>
          <table:table-cell table:style-name="Decisionseps.A2" office:value-type="string">
            <text:p text:style-name="P17"><text:user-field-get text:name="personne_nom"/> <text:user-field-get text:name="personne_prenom"/></text:p>
          </table:table-cell>
          <table:table-cell table:style-name="Decisionseps.A2" office:value-type="string">
            <text:p text:style-name="P17"><text:user-field-get text:name="adresse_locaadr"/></text:p>
          </table:table-cell>
          <table:table-cell table:style-name="Decisionseps.A2" office:value-type="string">
            <text:p text:style-name="P17"><text:user-field-get text:name="dossierep_themeep"/></text:p>
          </table:table-cell>
          <table:table-cell table:style-name="Decisionseps.D2" office:value-type="string">
            <text:p text:style-name="P17"><text:user-field-get text:name="decisionnonrespectsanctionep93_decision"/><text:user-field-get text:name="decisionreorientationep93_decision"/><text:user-field-get text:name="decisionnonorientationproep93_decision"/><text:user-field-get text:name="decisionsignalementep93_decision"/><text:user-field-get text:name="decisioncontratcomplexeep93_decision"/></text:p>
          </table:table-cell>
        </table:table-row>
      </table:table>
      <text:p text:style-name="P5"/>
      <text:p text:style-name="P1"/>
      <text:p text:style-name="P14"><text:tab/><text:tab/> <text:s text:c="28"/>Le Coordonnateur Techniq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" svg:font-family="'Lohit Hindi'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Times New Roman" style:font-size-asian="10.5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ideograph-alpha"/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/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name-complex="Arial" style:font-size-complex="14pt"/>
    </style:style>
    <style:style style:name="WW-caption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name-complex="Arial" style:font-size-complex="14pt"/>
    </style:style>
    <style:style style:name="WW-caption1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" style:family="paragraph" style:parent-style-name="Standard"/>
    <style:style style:name="heading_20_1" style:display-name="heading 1" style:family="paragraph" style:parent-style-name="Standard" style:next-style-name="Standard" style:default-outline-level="1" style:list-style-name="">
      <style:paragraph-properties fo:keep-with-next="always"/>
      <style:text-properties fo:font-size="11pt" fo:font-weight="bold" style:font-size-complex="11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left="1.249cm" fo:margin-right="0cm" fo:text-indent="0.751cm" style:auto-text-indent="false" fo:keep-with-next="always">
        <style:tab-stops>
          <style:tab-stop style:position="7.253cm"/>
          <style:tab-stop style:position="7.504cm"/>
        </style:tab-stops>
      </style:paragraph-properties>
      <style:text-properties fo:font-size="10pt" fo:font-weight="bold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center" style:justify-single-word="false" fo:keep-with-next="always"/>
      <style:text-properties style:font-name="Arial" fo:font-weight="bold" style:font-name-asian="Arial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keep-with-next="always"/>
      <style:text-properties fo:font-size="10pt" fo:font-weight="bold" style:font-size-complex="10pt" style:font-weight-complex="bold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keep-with-next="always"/>
      <style:text-properties style:font-name="Helvetica" fo:font-style="italic" fo:font-weight="bold" style:font-name-asian="Helvetica" style:font-name-complex="Helvetica" style:font-style-complex="italic" style:font-weight-complex="bold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0.953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-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complex="10pt"/>
    </style:style>
    <style:style style:name="Table_20_Contents_20__28_user_29_" style:display-name="Table Contents (user)" style:family="paragraph" style:parent-style-name="Standard"/>
    <style:style style:name="WW-Table_20_Contents" style:display-name="WW-Table Contents" style:family="paragraph" style:parent-style-name="Standard"/>
    <style:style style:name="Table_20_Heading_20__28_user_29_" style:display-name="Table Heading (user)" style:family="paragraph" style:parent-style-name="WW-Table_20_Contents">
      <style:paragraph-properties fo:text-align="center" style:justify-single-word="false"/>
      <style:text-properties fo:font-weight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2" style:display-name="RTF_Num 2 2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3" style:display-name="RTF_Num 2 3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4" style:display-name="RTF_Num 2 4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5" style:display-name="RTF_Num 2 5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6" style:display-name="RTF_Num 2 6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7" style:display-name="RTF_Num 2 7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8" style:display-name="RTF_Num 2 8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9" style:display-name="RTF_Num 2 9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10" style:display-name="RTF_Num 2 10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Default_20_Paragraph_20_Font" style:display-name="Default Paragraph Font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Bullet_20_Symbols_20__28_user_29_" style:display-name="Bullet Symbols (user)" style:family="text">
      <style:text-properties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WW-Bullet_20_Symbols" style:display-name="WW-Bullet Symbols" style:family="text">
      <style:text-properties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RTF_5f_Num_20_2_20_2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RTF_5f_Num_20_2_20_3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RTF_5f_Num_20_2_20_4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RTF_5f_Num_20_2_20_5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RTF_5f_Num_20_2_20_6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RTF_5f_Num_20_2_20_7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RTF_5f_Num_20_2_20_8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RTF_5f_Num_20_2_20_9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RTF_5f_Num_20_2_20_10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print-date>2010-10-25T16:44:00</meta:print-date>
    <meta:generator>OpenOffice.org/3.2$Linux OpenOffice.org_project/320m19$Build-9505</meta:generator>
    <dc:date>2011-05-18T18:06:37</dc:date>
    <dc:creator>Christian Buffin</dc:creator>
    <meta:editing-duration>PT08H53M09S</meta:editing-duration>
    <meta:editing-cycles>39</meta:editing-cycles>
    <meta:document-statistic meta:table-count="1" meta:image-count="0" meta:object-count="0" meta:page-count="1" meta:paragraph-count="22" meta:word-count="82" meta:character-count="553"/>
  </office:meta>
</office:document-meta>
</file>